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number-columns-repeated="14" table:default-cell-style-name="ce12"/>
        <table:table-column table:style-name="co4" table:number-columns-repeated="16367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BAYES NET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MLP(BP)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FC1MLP</text:p>
          </table:table-cell>
          <table:table-cell table:style-name="ce1" office:value-type="string" calcext:value-type="string">
            <text:p>FC1RBF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FC3MLP</text:p>
          </table:table-cell>
          <table:table-cell table:style-name="ce1" office:value-type="string" calcext:value-type="string">
            <text:p>FC3RBF</text:p>
          </table:table-cell>
          <table:table-cell table:style-name="ce1" office:value-type="string" calcext:value-type="string">
            <text:p>FC4MLP</text:p>
          </table:table-cell>
          <table:table-cell table:style-name="ce1" office:value-type="string" calcext:value-type="string">
            <text:p>FC4RBF</text:p>
          </table:table-cell>
          <table:table-cell table:style-name="ce1" office:value-type="string" calcext:value-type="string">
            <text:p>GENCLASS</text:p>
          </table:table-cell>
          <table:table-cell table:style-name="ce1" office:value-type="string" calcext:value-type="string">
            <text:p>NNC</text:p>
          </table:table-cell>
          <table:table-cell table:style-name="Default" table:number-columns-repeated="2"/>
          <table:table-cell table:number-columns-repeated="1636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33" calcext:value-type="percentage">
            <text:p>8,33%</text:p>
          </table:table-cell>
          <table:table-cell table:style-name="ce6" office:value-type="percentage" office:value="0.0834" calcext:value-type="percentage">
            <text:p>8,34%</text:p>
          </table:table-cell>
          <table:table-cell office:value-type="percentage" office:value="0.1197" calcext:value-type="percentage">
            <text:p>11,97%</text:p>
          </table:table-cell>
          <table:table-cell table:number-columns-repeated="2"/>
          <table:table-cell office:value-type="percentage" office:value="0.077" calcext:value-type="percentage">
            <text:p>7,70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703" calcext:value-type="percentage">
            <text:p>7,03%</text:p>
          </table:table-cell>
          <table:table-cell office:value-type="percentage" office:value="0.0782" calcext:value-type="percentage">
            <text:p>7,82%</text:p>
          </table:table-cell>
          <table:table-cell table:number-columns-repeated="16369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074" calcext:value-type="percentage">
            <text:p>7,40%</text:p>
          </table:table-cell>
          <table:table-cell table:style-name="ce6" office:value-type="percentage" office:value="0.0763" calcext:value-type="percentage">
            <text:p>7,63%</text:p>
          </table:table-cell>
          <table:table-cell office:value-type="percentage" office:value="0.1079" calcext:value-type="percentage">
            <text:p>10,79%</text:p>
          </table:table-cell>
          <table:table-cell table:number-columns-repeated="2"/>
          <table:table-cell office:value-type="percentage" office:value="0.0721" calcext:value-type="percentage">
            <text:p>7,21%</text:p>
          </table:table-cell>
          <table:table-cell office:value-type="percentage" office:value="0.0678" calcext:value-type="percentage">
            <text:p>6,78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713" calcext:value-type="percentage">
            <text:p>7,13%</text:p>
          </table:table-cell>
          <table:table-cell table:number-columns-repeated="16369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883" calcext:value-type="percentage">
            <text:p>8,83%</text:p>
          </table:table-cell>
          <table:table-cell table:style-name="ce6" office:value-type="percentage" office:value="0.0813" calcext:value-type="percentage">
            <text:p>8,13%</text:p>
          </table:table-cell>
          <table:table-cell office:value-type="percentage" office:value="0.1073" calcext:value-type="percentage">
            <text:p>10,73%</text:p>
          </table:table-cell>
          <table:table-cell table:number-columns-repeated="2"/>
          <table:table-cell office:value-type="percentage" office:value="0.0746" calcext:value-type="percentage">
            <text:p>7,46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48" calcext:value-type="percentage">
            <text:p>7,48%</text:p>
          </table:table-cell>
          <table:table-cell table:number-columns-repeated="16369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788" calcext:value-type="percentage">
            <text:p>7,88%</text:p>
          </table:table-cell>
          <table:table-cell table:style-name="ce6" office:value-type="percentage" office:value="0.0829" calcext:value-type="percentage">
            <text:p>8,29%</text:p>
          </table:table-cell>
          <table:table-cell office:value-type="percentage" office:value="0.1078" calcext:value-type="percentage">
            <text:p>10,78%</text:p>
          </table:table-cell>
          <table:table-cell table:number-columns-repeated="2"/>
          <table:table-cell office:value-type="percentage" office:value="0.0768" calcext:value-type="percentage">
            <text:p>7,68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768" calcext:value-type="percentage">
            <text:p>7,68%</text:p>
          </table:table-cell>
          <table:table-cell table:number-columns-repeated="16369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734" calcext:value-type="percentage">
            <text:p>7,34%</text:p>
          </table:table-cell>
          <table:table-cell table:style-name="ce6" office:value-type="percentage" office:value="0.0799" calcext:value-type="percentage">
            <text:p>7,99%</text:p>
          </table:table-cell>
          <table:table-cell office:value-type="percentage" office:value="0.0933" calcext:value-type="percentage">
            <text:p>9,33%</text:p>
          </table:table-cell>
          <table:table-cell table:number-columns-repeated="2"/>
          <table:table-cell office:value-type="percentage" office:value="0.0721" calcext:value-type="percentage">
            <text:p>7,21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06" calcext:value-type="percentage">
            <text:p>7,06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674" calcext:value-type="percentage">
            <text:p>6,74%</text:p>
          </table:table-cell>
          <table:table-cell office:value-type="percentage" office:value="0.073" calcext:value-type="percentage">
            <text:p>7,30%</text:p>
          </table:table-cell>
          <table:table-cell table:number-columns-repeated="16369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percentage" office:value="0.0731" calcext:value-type="percentage">
            <text:p>7,31%</text:p>
          </table:table-cell>
          <table:table-cell office:value-type="percentage" office:value="0.0672" calcext:value-type="percentage">
            <text:p>6,72%</text:p>
          </table:table-cell>
          <table:table-cell table:style-name="ce6" office:value-type="percentage" office:value="0.0778" calcext:value-type="percentage">
            <text:p>7,78%</text:p>
          </table:table-cell>
          <table:table-cell office:value-type="percentage" office:value="0.2481" calcext:value-type="percentage">
            <text:p>24,81%</text:p>
          </table:table-cell>
          <table:table-cell table:number-columns-repeated="2"/>
          <table:table-cell office:value-type="percentage" office:value="0.0659" calcext:value-type="percentage">
            <text:p>6,59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9" calcext:value-type="percentage">
            <text:p>6,89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731" calcext:value-type="percentage">
            <text:p>7,31%</text:p>
          </table:table-cell>
          <table:table-cell/>
          <table:table-cell office:value-type="percentage" office:value="0.0733" calcext:value-type="percentage">
            <text:p>7,33%</text:p>
          </table:table-cell>
          <table:table-cell table:number-columns-repeated="1636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734" calcext:value-type="percentage">
            <text:p>7,34%</text:p>
          </table:table-cell>
          <table:table-cell table:style-name="ce6" office:value-type="percentage" office:value="0.0786" calcext:value-type="percentage">
            <text:p>7,86%</text:p>
          </table:table-cell>
          <table:table-cell office:value-type="percentage" office:value="0.1003" calcext:value-type="percentage">
            <text:p>10,03%</text:p>
          </table:table-cell>
          <table:table-cell table:number-columns-repeated="2"/>
          <table:table-cell office:value-type="percentage" office:value="0.0684" calcext:value-type="percentage">
            <text:p>6,84%</text:p>
          </table:table-cell>
          <table:table-cell office:value-type="percentage" office:value="0.0666" calcext:value-type="percentage">
            <text:p>6,66%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18" calcext:value-type="percentage">
            <text:p>7,18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percentage" office:value="0.0699" calcext:value-type="percentage">
            <text:p>6,99%</text:p>
          </table:table-cell>
          <table:table-cell table:number-columns-repeated="16369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percentage" office:value="0.0858" calcext:value-type="percentage">
            <text:p>8,58%</text:p>
          </table:table-cell>
          <table:table-cell office:value-type="percentage" office:value="0.0816" calcext:value-type="percentage">
            <text:p>8,16%</text:p>
          </table:table-cell>
          <table:table-cell table:style-name="ce6" office:value-type="percentage" office:value="0.0788" calcext:value-type="percentage">
            <text:p>7,88%</text:p>
          </table:table-cell>
          <table:table-cell office:value-type="percentage" office:value="0.1037" calcext:value-type="percentage">
            <text:p>10,37%</text:p>
          </table:table-cell>
          <table:table-cell table:number-columns-repeated="2"/>
          <table:table-cell office:value-type="percentage" office:value="0.0688" calcext:value-type="percentage">
            <text:p>6,8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55" calcext:value-type="percentage">
            <text:p>6,55%</text:p>
          </table:table-cell>
          <table:table-cell/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739" calcext:value-type="percentage">
            <text:p>7,39%</text:p>
          </table:table-cell>
          <table:table-cell table:style-name="ce6" office:value-type="percentage" office:value="0.0729" calcext:value-type="percentage">
            <text:p>7,29%</text:p>
          </table:table-cell>
          <table:table-cell office:value-type="percentage" office:value="0.0845" calcext:value-type="percentage">
            <text:p>8,45%</text:p>
          </table:table-cell>
          <table:table-cell table:number-columns-repeated="2"/>
          <table:table-cell office:value-type="percentage" office:value="0.0677" calcext:value-type="percentage">
            <text:p>6,7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81" calcext:value-type="percentage">
            <text:p>6,8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71" calcext:value-type="percentage">
            <text:p>7,10%</text:p>
          </table:table-cell>
          <table:table-cell office:value-type="percentage" office:value="0.0652" calcext:value-type="percentage">
            <text:p>6,52%</text:p>
          </table:table-cell>
          <table:table-cell/>
          <table:table-cell office:value-type="percentage" office:value="0.0686" calcext:value-type="percentage">
            <text:p>6,86%</text:p>
          </table:table-cell>
          <table:table-cell table:number-columns-repeated="1636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percentage" office:value="0.0846" calcext:value-type="percentage">
            <text:p>8,46%</text:p>
          </table:table-cell>
          <table:table-cell office:value-type="percentage" office:value="0.0767" calcext:value-type="percentage">
            <text:p>7,67%</text:p>
          </table:table-cell>
          <table:table-cell table:style-name="ce6" office:value-type="percentage" office:value="0.075" calcext:value-type="percentage">
            <text:p>7,50%</text:p>
          </table:table-cell>
          <table:table-cell office:value-type="percentage" office:value="0.1056" calcext:value-type="percentage">
            <text:p>10,56%</text:p>
          </table:table-cell>
          <table:table-cell table:number-columns-repeated="2"/>
          <table:table-cell office:value-type="percentage" office:value="0.0673" calcext:value-type="percentage">
            <text:p>6,73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653" calcext:value-type="percentage">
            <text:p>6,53%</text:p>
          </table:table-cell>
          <table:table-cell/>
          <table:table-cell office:value-type="percentage" office:value="0.0687" calcext:value-type="percentage">
            <text:p>6,87%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1" office:value-type="string" calcext:value-type="string">
            <text:p>AVERAGE</text:p>
          </table:table-cell>
          <table:table-cell table:style-name="ce13" table:formula="of:=AVERAGE([.B2:.B11])" office:value-type="percentage" office:value="0.08541" calcext:value-type="percentage">
            <text:p>8,54%</text:p>
          </table:table-cell>
          <table:table-cell table:style-name="ce13" table:formula="of:=AVERAGE([.C2:.C11])" office:value-type="percentage" office:value="0.07706" calcext:value-type="percentage">
            <text:p>7,71%</text:p>
          </table:table-cell>
          <table:table-cell table:style-name="ce13" table:formula="of:=AVERAGE([.D2:.D11])" office:value-type="percentage" office:value="0.07869" calcext:value-type="percentage">
            <text:p>7,87%</text:p>
          </table:table-cell>
          <table:table-cell table:style-name="ce13" table:formula="of:=AVERAGE([.E2:.E11])" office:value-type="percentage" office:value="0.11782" calcext:value-type="percentage">
            <text:p>11,78%</text:p>
          </table:table-cell>
          <table:table-cell table:style-name="ce13" table:formula="of:=AVERAGE([.F2:.F11])" office:value-type="string" office:string-value="" calcext:value-type="error">
            <text:p>#DIV/0!</text:p>
          </table:table-cell>
          <table:table-cell table:style-name="ce13" table:formula="of:=AVERAGE([.G2:.G11])" office:value-type="string" office:string-value="" calcext:value-type="error">
            <text:p>#DIV/0!</text:p>
          </table:table-cell>
          <table:table-cell table:style-name="ce13" table:formula="of:=AVERAGE([.H2:.H11])" office:value-type="percentage" office:value="0.07107" calcext:value-type="percentage">
            <text:p>7,11%</text:p>
          </table:table-cell>
          <table:table-cell table:style-name="ce13" table:formula="of:=AVERAGE([.I2:.I11])" office:value-type="percentage" office:value="0.06904" calcext:value-type="percentage">
            <text:p>6,90%</text:p>
          </table:table-cell>
          <table:table-cell table:style-name="ce13" table:formula="of:=AVERAGE([.J2:.J11])" office:value-type="percentage" office:value="0.07132" calcext:value-type="percentage">
            <text:p>7,13%</text:p>
          </table:table-cell>
          <table:table-cell table:style-name="ce13" table:formula="of:=AVERAGE([.K2:.K11])" office:value-type="percentage" office:value="0.06833" calcext:value-type="percentage">
            <text:p>6,83%</text:p>
          </table:table-cell>
          <table:table-cell table:style-name="ce13" table:formula="of:=AVERAGE([.L2:.L11])" office:value-type="percentage" office:value="0.07256" calcext:value-type="percentage">
            <text:p>7,26%</text:p>
          </table:table-cell>
          <table:table-cell table:style-name="ce13" table:formula="of:=AVERAGE([.M2:.M11])" office:value-type="percentage" office:value="0.06905" calcext:value-type="percentage">
            <text:p>6,91%</text:p>
          </table:table-cell>
          <table:table-cell table:style-name="ce13" table:formula="of:=AVERAGE([.N2:.N11])" office:value-type="percentage" office:value="0.0692" calcext:value-type="percentage">
            <text:p>6,92%</text:p>
          </table:table-cell>
          <table:table-cell table:style-name="ce13" table:formula="of:=AVERAGE([.O2:.O11])" office:value-type="percentage" office:value="0.07233" calcext:value-type="percentage">
            <text:p>7,23%</text:p>
          </table:table-cell>
          <table:table-cell table:style-name="ce13" table:number-columns-repeated="2"/>
          <table:table-cell table:style-name="ce11" table:number-columns-repeated="16367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c" table:style-name="ta1">
        <table:table-column table:style-name="co4" table:number-columns-repeated="16384" table:default-cell-style-name="ce12"/>
        <table:table-row table:style-name="ro1">
          <table:table-cell table:style-name="ce6" office:value-type="string" calcext:value-type="string">
            <text:p>2014mlp</text:p>
          </table:table-cell>
          <table:table-cell table:style-name="ce6" office:value-type="string" calcext:value-type="string">
            <text:p>2014rbf</text:p>
          </table:table-cell>
          <table:table-cell table:style-name="ce6" office:value-type="string" calcext:value-type="string">
            <text:p>2015mlp</text:p>
          </table:table-cell>
          <table:table-cell table:style-name="ce6" office:value-type="string" calcext:value-type="string">
            <text:p>2015rbf</text:p>
          </table:table-cell>
          <table:table-cell table:style-name="ce6" office:value-type="string" calcext:value-type="string">
            <text:p>2016mlp</text:p>
          </table:table-cell>
          <table:table-cell table:style-name="ce6" office:value-type="string" calcext:value-type="string">
            <text:p>2016rbf</text:p>
          </table:table-cell>
          <table:table-cell table:style-name="ce6" office:value-type="string" calcext:value-type="string">
            <text:p>2017mlp</text:p>
          </table:table-cell>
          <table:table-cell table:style-name="ce6" office:value-type="string" calcext:value-type="string">
            <text:p>2017rbf</text:p>
          </table:table-cell>
          <table:table-cell table:style-name="ce6" office:value-type="string" calcext:value-type="string">
            <text:p>2018mlp</text:p>
          </table:table-cell>
          <table:table-cell table:style-name="ce6" office:value-type="string" calcext:value-type="string">
            <text:p>2018rbf</text:p>
          </table:table-cell>
          <table:table-cell table:style-name="ce6" office:value-type="string" calcext:value-type="string">
            <text:p>2019mlp</text:p>
          </table:table-cell>
          <table:table-cell table:style-name="ce6" office:value-type="string" calcext:value-type="string">
            <text:p>2019rbf</text:p>
          </table:table-cell>
          <table:table-cell table:style-name="ce6" office:value-type="string" calcext:value-type="string">
            <text:p>2020mlp</text:p>
          </table:table-cell>
          <table:table-cell table:style-name="ce6" office:value-type="string" calcext:value-type="string">
            <text:p>2020rbf</text:p>
          </table:table-cell>
          <table:table-cell table:style-name="ce6" office:value-type="string" calcext:value-type="string">
            <text:p>2021mlp</text:p>
          </table:table-cell>
          <table:table-cell table:style-name="ce6" office:value-type="string" calcext:value-type="string">
            <text:p>2021rbf</text:p>
          </table:table-cell>
          <table:table-cell table:style-name="ce6" office:value-type="string" calcext:value-type="string">
            <text:p>2022mlp</text:p>
          </table:table-cell>
          <table:table-cell table:style-name="ce6" office:value-type="string" calcext:value-type="string">
            <text:p>2022rbf</text:p>
          </table:table-cell>
          <table:table-cell table:style-name="ce6" office:value-type="string" calcext:value-type="string">
            <text:p>2023mlp</text:p>
          </table:table-cell>
          <table:table-cell table:style-name="ce6" office:value-type="string" calcext:value-type="string">
            <text:p>2023rbf</text:p>
          </table:table-cell>
          <table:table-cell table:style-name="ce6" table:number-columns-repeated="16364"/>
        </table:table-row>
        <table:table-row table:style-name="ro1">
          <table:table-cell office:value-type="percentage" office:value="0.0812" calcext:value-type="percentage">
            <text:p>8,12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91" calcext:value-type="percentage">
            <text:p>6,91%</text:p>
          </table:table-cell>
          <table:table-cell office:value-type="percentage" office:value="0.069" calcext:value-type="percentage">
            <text:p>6,90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35" calcext:value-type="percentage">
            <text:p>6,35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659" calcext:value-type="percentage">
            <text:p>6,59%</text:p>
          </table:table-cell>
          <table:table-cell office:value-type="percentage" office:value="0.0643" calcext:value-type="percentage">
            <text:p>6,43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64"/>
        </table:table-row>
        <table:table-row table:style-name="ro1">
          <table:table-cell office:value-type="percentage" office:value="0.0881" calcext:value-type="percentage">
            <text:p>8,81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11" calcext:value-type="percentage">
            <text:p>6,11%</text:p>
          </table:table-cell>
          <table:table-cell office:value-type="percentage" office:value="0.0584" calcext:value-type="percentage">
            <text:p>5,84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786" calcext:value-type="percentage">
            <text:p>7,86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61" calcext:value-type="percentage">
            <text:p>6,10%</text:p>
          </table:table-cell>
          <table:table-cell office:value-type="percentage" office:value="0.0585" calcext:value-type="percentage">
            <text:p>5,85%</text:p>
          </table:table-cell>
          <table:table-cell office:value-type="percentage" office:value="0.0707" calcext:value-type="percentage">
            <text:p>7,07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703" calcext:value-type="percentage">
            <text:p>7,03%</text:p>
          </table:table-cell>
          <table:table-cell table:number-columns-repeated="16364"/>
        </table:table-row>
        <table:table-row table:style-name="ro1">
          <table:table-cell office:value-type="percentage" office:value="0.0758" calcext:value-type="percentage">
            <text:p>7,58%</text:p>
          </table:table-cell>
          <table:table-cell office:value-type="percentage" office:value="0.0757" calcext:value-type="percentage">
            <text:p>7,57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843" calcext:value-type="percentage">
            <text:p>8,4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615" calcext:value-type="percentage">
            <text:p>6,15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71" calcext:value-type="percentage">
            <text:p>6,71%</text:p>
          </table:table-cell>
          <table:table-cell office:value-type="percentage" office:value="0.0653" calcext:value-type="percentage">
            <text:p>6,53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686" calcext:value-type="percentage">
            <text:p>6,86%</text:p>
          </table:table-cell>
          <table:table-cell table:number-columns-repeated="16364"/>
        </table:table-row>
        <table:table-row table:style-name="ro1">
          <table:table-cell office:value-type="percentage" office:value="0.0782" calcext:value-type="percentage">
            <text:p>7,82%</text:p>
          </table:table-cell>
          <table:table-cell office:value-type="percentage" office:value="0.0701" calcext:value-type="percentage">
            <text:p>7,01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621" calcext:value-type="percentage">
            <text:p>6,21%</text:p>
          </table:table-cell>
          <table:table-cell office:value-type="percentage" office:value="0.0588" calcext:value-type="percentage">
            <text:p>5,88%</text:p>
          </table:table-cell>
          <table:table-cell table:number-columns-repeated="2" office:value-type="string" calcext:value-type="string">
            <text:p>x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82" calcext:value-type="percentage">
            <text:p>5,82%</text:p>
          </table:table-cell>
          <table:table-cell office:value-type="percentage" office:value="0.0557" calcext:value-type="percentage">
            <text:p>5,57%</text:p>
          </table:table-cell>
          <table:table-cell table:number-columns-repeated="8" table:style-name="Default" office:value-type="string" calcext:value-type="string">
            <text:p>x</text:p>
          </table:table-cell>
          <table:table-cell table:number-columns-repeated="16364"/>
        </table:table-row>
        <table:table-row table:style-name="ro1">
          <table:table-cell office:value-type="percentage" office:value="0.0705" calcext:value-type="percentage">
            <text:p>7,05%</text:p>
          </table:table-cell>
          <table:table-cell office:value-type="percentage" office:value="0.0669" calcext:value-type="percentage">
            <text:p>6,69%</text:p>
          </table:table-cell>
          <table:table-cell office:value-type="percentage" office:value="0.0831" calcext:value-type="percentage">
            <text:p>8,31%</text:p>
          </table:table-cell>
          <table:table-cell office:value-type="percentage" office:value="0.0684" calcext:value-type="percentage">
            <text:p>6,84%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percentage" office:value="0.078" calcext:value-type="percentage">
            <text:p>7,8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641" calcext:value-type="percentage">
            <text:p>6,41%</text:p>
          </table:table-cell>
          <table:table-cell office:value-type="percentage" office:value="0.074" calcext:value-type="percentage">
            <text:p>7,40%</text:p>
          </table:table-cell>
          <table:table-cell table:style-name="Default" table:number-columns-repeated="8"/>
          <table:table-cell table:number-columns-repeated="16364"/>
        </table:table-row>
        <table:table-row table:style-name="ro1">
          <table:table-cell office:value-type="percentage" office:value="0.0602" calcext:value-type="percentage">
            <text:p>6,02%</text:p>
          </table:table-cell>
          <table:table-cell office:value-type="percentage" office:value="0.0552" calcext:value-type="percentage">
            <text:p>5,52%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style-name="Default" table:number-columns-repeated="8"/>
          <table:table-cell table:number-columns-repeated="16364"/>
        </table:table-row>
        <table:table-row table:style-name="ro1">
          <table:table-cell office:value-type="percentage" office:value="0.066" calcext:value-type="percentage">
            <text:p>6,60%</text:p>
          </table:table-cell>
          <table:table-cell office:value-type="percentage" office:value="0.0622" calcext:value-type="percentage">
            <text:p>6,22%</text:p>
          </table:table-cell>
          <table:table-cell table:number-columns-repeated="10"/>
          <table:table-cell table:style-name="Default" table:number-columns-repeated="8"/>
          <table:table-cell table:number-columns-repeated="16364"/>
        </table:table-row>
        <table:table-row table:style-name="ro1">
          <table:table-cell office:value-type="percentage" office:value="0.086" calcext:value-type="percentage">
            <text:p>8,60%</text:p>
          </table:table-cell>
          <table:table-cell office:value-type="percentage" office:value="0.0852" calcext:value-type="percentage">
            <text:p>8,52%</text:p>
          </table:table-cell>
          <table:table-cell table:number-columns-repeated="10"/>
          <table:table-cell table:style-name="Default" table:number-columns-repeated="8"/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10"/>
          <table:table-cell table:style-name="Default" table:number-columns-repeated="8"/>
          <table:table-cell table:number-columns-repeated="16364"/>
        </table:table-row>
        <table:table-row table:style-name="ro1">
          <table:table-cell table:number-columns-repeated="12"/>
          <table:table-cell table:style-name="Default" table:number-columns-repeated="8"/>
          <table:table-cell table:number-columns-repeated="16364"/>
        </table:table-row>
        <table:table-row table:style-name="ro3">
          <table:table-cell table:style-name="ce9" table:formula="of:=AVERAGE([.A2:.A11])" office:value-type="percentage" office:value="0.07575" calcext:value-type="percentage">
            <text:p>7,58%</text:p>
          </table:table-cell>
          <table:table-cell table:style-name="ce9" table:formula="of:=AVERAGE([.B2:.B11])" office:value-type="percentage" office:value="0.0720375" calcext:value-type="percentage">
            <text:p>7,20%</text:p>
          </table:table-cell>
          <table:table-cell table:style-name="ce9" table:formula="of:=AVERAGE([.C2:.C11])" office:value-type="percentage" office:value="0.07342" calcext:value-type="percentage">
            <text:p>7,34%</text:p>
          </table:table-cell>
          <table:table-cell table:style-name="ce9" table:formula="of:=AVERAGE([.D2:.D11])" office:value-type="percentage" office:value="0.0669" calcext:value-type="percentage">
            <text:p>6,69%</text:p>
          </table:table-cell>
          <table:table-cell table:style-name="ce9" table:formula="of:=AVERAGE([.E2:.E11])" office:value-type="percentage" office:value="0.07485" calcext:value-type="percentage">
            <text:p>7,49%</text:p>
          </table:table-cell>
          <table:table-cell table:style-name="ce9" table:formula="of:=AVERAGE([.F2:.F11])" office:value-type="percentage" office:value="0.072" calcext:value-type="percentage">
            <text:p>7,20%</text:p>
          </table:table-cell>
          <table:table-cell table:style-name="ce9" table:formula="of:=AVERAGE([.G2:.G11])" office:value-type="percentage" office:value="0.0773333333333333" calcext:value-type="percentage">
            <text:p>7,73%</text:p>
          </table:table-cell>
          <table:table-cell table:style-name="ce9" table:formula="of:=AVERAGE([.H2:.H11])" office:value-type="percentage" office:value="0.0755" calcext:value-type="percentage">
            <text:p>7,55%</text:p>
          </table:table-cell>
          <table:table-cell table:style-name="ce9" table:formula="of:=AVERAGE([.I2:.I11])" office:value-type="percentage" office:value="0.07486" calcext:value-type="percentage">
            <text:p>7,49%</text:p>
          </table:table-cell>
          <table:table-cell table:style-name="ce9" table:formula="of:=AVERAGE([.J2:.J11])" office:value-type="percentage" office:value="0.06792" calcext:value-type="percentage">
            <text:p>6,79%</text:p>
          </table:table-cell>
          <table:table-cell table:style-name="ce9" table:formula="of:=AVERAGE([.K2:.K11])" office:value-type="percentage" office:value="0.0658" calcext:value-type="percentage">
            <text:p>6,58%</text:p>
          </table:table-cell>
          <table:table-cell table:style-name="ce9" table:formula="of:=AVERAGE([.L2:.L11])" office:value-type="percentage" office:value="0.0695" calcext:value-type="percentage">
            <text:p>6,95%</text:p>
          </table:table-cell>
          <table:table-cell table:style-name="ce9" table:formula="of:=AVERAGE([.M2:.M11])" office:value-type="percentage" office:value="0.0665" calcext:value-type="percentage">
            <text:p>6,65%</text:p>
          </table:table-cell>
          <table:table-cell table:style-name="ce9" table:formula="of:=AVERAGE([.N2:.N11])" office:value-type="percentage" office:value="0.0633333333333333" calcext:value-type="percentage">
            <text:p>6,33%</text:p>
          </table:table-cell>
          <table:table-cell table:style-name="ce9" table:formula="of:=AVERAGE([.O2:.O11])" office:value-type="percentage" office:value="0.0679" calcext:value-type="percentage">
            <text:p>6,79%</text:p>
          </table:table-cell>
          <table:table-cell table:style-name="ce9" table:formula="of:=AVERAGE([.P2:.P11])" office:value-type="percentage" office:value="0.0649666666666667" calcext:value-type="percentage">
            <text:p>6,50%</text:p>
          </table:table-cell>
          <table:table-cell table:style-name="ce9" table:formula="of:=AVERAGE([.Q2:.Q11])" office:value-type="percentage" office:value="0.0713333333333334" calcext:value-type="percentage">
            <text:p>7,13%</text:p>
          </table:table-cell>
          <table:table-cell table:style-name="ce9" table:formula="of:=AVERAGE([.R2:.R11])" office:value-type="percentage" office:value="0.0690333333333333" calcext:value-type="percentage">
            <text:p>6,90%</text:p>
          </table:table-cell>
          <table:table-cell table:style-name="ce9" table:formula="of:=AVERAGE([.S2:.S11])" office:value-type="percentage" office:value="0.0721333333333333" calcext:value-type="percentage">
            <text:p>7,21%</text:p>
          </table:table-cell>
          <table:table-cell table:style-name="ce9" table:formula="of:=AVERAGE([.T2:.T11])" office:value-type="percentage" office:value="0.0718" calcext:value-type="percentage">
            <text:p>7,18%</text:p>
          </table:table-cell>
          <table:table-cell table:style-name="ce9" table:number-columns-repeated="4"/>
          <table:table-cell table:style-name="ce13" table:number-columns-repeated="1636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f" table:style-name="ta1">
        <table:table-column table:style-name="co4" table:number-columns-repeated="11" table:default-cell-style-name="ce12"/>
        <table:table-column table:style-name="co4" table:number-columns-repeated="16369" table:default-cell-style-name="Default"/>
        <table:table-row table:style-name="ro1">
          <table:table-cell table:style-name="ce1" office:value-type="string" calcext:value-type="string">
            <text:p>2014rf</text:p>
          </table:table-cell>
          <table:table-cell table:style-name="ce1" office:value-type="string" calcext:value-type="string">
            <text:p>2015rf</text:p>
          </table:table-cell>
          <table:table-cell table:style-name="ce1" office:value-type="string" calcext:value-type="string">
            <text:p>2016rf</text:p>
          </table:table-cell>
          <table:table-cell table:style-name="ce1" office:value-type="string" calcext:value-type="string">
            <text:p>2017rf</text:p>
          </table:table-cell>
          <table:table-cell table:style-name="ce1" office:value-type="string" calcext:value-type="string">
            <text:p>2018rf</text:p>
          </table:table-cell>
          <table:table-cell table:style-name="ce1" office:value-type="string" calcext:value-type="string">
            <text:p>2019rf</text:p>
          </table:table-cell>
          <table:table-cell table:style-name="ce1" office:value-type="string" calcext:value-type="string">
            <text:p>2020rf</text:p>
          </table:table-cell>
          <table:table-cell table:style-name="ce1" office:value-type="string" calcext:value-type="string">
            <text:p>2021rf</text:p>
          </table:table-cell>
          <table:table-cell table:style-name="ce1" office:value-type="string" calcext:value-type="string">
            <text:p>2022rf</text:p>
          </table:table-cell>
          <table:table-cell table:style-name="ce1" office:value-type="string" calcext:value-type="string">
            <text:p>2023rf</text:p>
          </table:table-cell>
          <table:table-cell table:style-name="ce1"/>
          <table:table-cell table:number-columns-repeated="4"/>
          <table:table-cell table:style-name="ce1" table:number-columns-repeated="16365"/>
        </table:table-row>
        <table:table-row table:style-name="ro1">
          <table:table-cell office:value-type="percentage" office:value="0.065" calcext:value-type="percentage">
            <text:p>6,50%</text:p>
          </table:table-cell>
          <table:table-cell table:number-columns-repeated="16379"/>
        </table:table-row>
        <table:table-row table:style-name="ro1">
          <table:table-cell office:value-type="percentage" office:value="0.0768" calcext:value-type="percentage">
            <text:p>7,68%</text:p>
          </table:table-cell>
          <table:table-cell table:number-columns-repeated="16379"/>
        </table:table-row>
        <table:table-row table:style-name="ro1">
          <table:table-cell office:value-type="percentage" office:value="0.058" calcext:value-type="percentage">
            <text:p>5,80%</text:p>
          </table:table-cell>
          <table:table-cell table:number-columns-repeated="16379"/>
        </table:table-row>
        <table:table-row table:style-name="ro1">
          <table:table-cell office:value-type="percentage" office:value="0.0698" calcext:value-type="percentage">
            <text:p>6,98%</text:p>
          </table:table-cell>
          <table:table-cell table:number-columns-repeated="16379"/>
        </table:table-row>
        <table:table-row table:style-name="ro1">
          <table:table-cell office:value-type="percentage" office:value="0.0694" calcext:value-type="percentage">
            <text:p>6,94%</text:p>
          </table:table-cell>
          <table:table-cell table:number-columns-repeated="16379"/>
        </table:table-row>
        <table:table-row table:style-name="ro1">
          <table:table-cell office:value-type="percentage" office:value="0.0629" calcext:value-type="percentage">
            <text:p>6,29%</text:p>
          </table:table-cell>
          <table:table-cell table:number-columns-repeated="16379"/>
        </table:table-row>
        <table:table-row table:style-name="ro1">
          <table:table-cell office:value-type="percentage" office:value="0.0713" calcext:value-type="percentage">
            <text:p>7,13%</text:p>
          </table:table-cell>
          <table:table-cell table:number-columns-repeated="16379"/>
        </table:table-row>
        <table:table-row table:style-name="ro1">
          <table:table-cell office:value-type="percentage" office:value="0.0702" calcext:value-type="percentage">
            <text:p>7,02%</text:p>
          </table:table-cell>
          <table:table-cell table:number-columns-repeated="16379"/>
        </table:table-row>
        <table:table-row table:style-name="ro1">
          <table:table-cell office:value-type="percentage" office:value="0.0651" calcext:value-type="percentage">
            <text:p>6,51%</text:p>
          </table:table-cell>
          <table:table-cell table:number-columns-repeated="16379"/>
        </table:table-row>
        <table:table-row table:style-name="ro1">
          <table:table-cell office:value-type="percentage" office:value="0.0651" calcext:value-type="percentage">
            <text:p>6,51%</text:p>
          </table:table-cell>
          <table:table-cell table:number-columns-repeated="16379"/>
        </table:table-row>
        <table:table-row table:style-name="ro3">
          <table:table-cell table:style-name="ce9" table:formula="of:=AVERAGE([.A2:.A11])" office:value-type="percentage" office:value="0.06736" calcext:value-type="percentage">
            <text:p>6,74%</text:p>
          </table:table-cell>
          <table:table-cell table:style-name="ce9" table:formula="of:=AVERAGE([.B2:.B11])" office:value-type="string" office:string-value="" calcext:value-type="error">
            <text:p>#DIV/0!</text:p>
          </table:table-cell>
          <table:table-cell table:style-name="ce9" table:formula="of:=AVERAGE([.C2:.C11])" office:value-type="string" office:string-value="" calcext:value-type="error">
            <text:p>#DIV/0!</text:p>
          </table:table-cell>
          <table:table-cell table:style-name="ce9" table:formula="of:=AVERAGE([.D2:.D11])" office:value-type="string" office:string-value="" calcext:value-type="error">
            <text:p>#DIV/0!</text:p>
          </table:table-cell>
          <table:table-cell table:style-name="ce9" table:formula="of:=AVERAGE([.E2:.E11])" office:value-type="string" office:string-value="" calcext:value-type="error">
            <text:p>#DIV/0!</text:p>
          </table:table-cell>
          <table:table-cell table:style-name="ce9" table:formula="of:=AVERAGE([.F2:.F11])" office:value-type="string" office:string-value="" calcext:value-type="error">
            <text:p>#DIV/0!</text:p>
          </table:table-cell>
          <table:table-cell table:style-name="ce9" table:formula="of:=AVERAGE([.G2:.G11])" office:value-type="string" office:string-value="" calcext:value-type="error">
            <text:p>#DIV/0!</text:p>
          </table:table-cell>
          <table:table-cell table:style-name="ce9" table:formula="of:=AVERAGE([.H2:.H11])" office:value-type="string" office:string-value="" calcext:value-type="error">
            <text:p>#DIV/0!</text:p>
          </table:table-cell>
          <table:table-cell table:style-name="ce9" table:formula="of:=AVERAGE([.I2:.I11])" office:value-type="string" office:string-value="" calcext:value-type="error">
            <text:p>#DIV/0!</text:p>
          </table:table-cell>
          <table:table-cell table:style-name="ce9" table:formula="of:=AVERAGE([.J2:.J11])" office:value-type="string" office:string-value="" calcext:value-type="error">
            <text:p>#DIV/0!</text:p>
          </table:table-cell>
          <table:table-cell table:style-name="ce9"/>
          <table:table-cell table:number-columns-repeated="16369"/>
        </table:table-row>
      </table:table>
      <table:table table:name="mlp" table:style-name="ta1">
        <table:table-column table:style-name="co4" table:number-columns-repeated="16384" table:default-cell-style-name="ce12"/>
        <table:table-row table:style-name="ro1">
          <table:table-cell office:value-type="string" calcext:value-type="string">
            <text:p>2014MLP</text:p>
          </table:table-cell>
          <table:table-cell office:value-type="string" calcext:value-type="string">
            <text:p>2015MLP</text:p>
          </table:table-cell>
          <table:table-cell office:value-type="string" calcext:value-type="string">
            <text:p>2016MLP</text:p>
          </table:table-cell>
          <table:table-cell office:value-type="string" calcext:value-type="string">
            <text:p>2017MLP</text:p>
          </table:table-cell>
          <table:table-cell office:value-type="string" calcext:value-type="string">
            <text:p>2018MLP</text:p>
          </table:table-cell>
          <table:table-cell office:value-type="string" calcext:value-type="string">
            <text:p>2019MLP</text:p>
          </table:table-cell>
          <table:table-cell office:value-type="string" calcext:value-type="string">
            <text:p>2020MLP</text:p>
          </table:table-cell>
          <table:table-cell office:value-type="string" calcext:value-type="string">
            <text:p>2021MLP</text:p>
          </table:table-cell>
          <table:table-cell office:value-type="string" calcext:value-type="string">
            <text:p>2022MLP</text:p>
          </table:table-cell>
          <table:table-cell office:value-type="string" calcext:value-type="string">
            <text:p>2023MLP</text:p>
          </table:table-cell>
          <table:table-cell table:number-columns-repeated="16374"/>
        </table:table-row>
        <table:table-row table:style-name="ro1">
          <table:table-cell office:value-type="percentage" office:value="0.0868" calcext:value-type="percentage">
            <text:p>8,68%</text:p>
          </table:table-cell>
          <table:table-cell office:value-type="percentage" office:value="0.0756" calcext:value-type="percentage">
            <text:p>7,56%</text:p>
          </table:table-cell>
          <table:table-cell office:value-type="percentage" office:value="0.0862" calcext:value-type="percentage">
            <text:p>8,62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794" calcext:value-type="percentage">
            <text:p>7,9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0687" calcext:value-type="percentage">
            <text:p>6,87%</text:p>
          </table:table-cell>
          <table:table-cell office:value-type="percentage" office:value="0.0836" calcext:value-type="percentage">
            <text:p>8,36%</text:p>
          </table:table-cell>
          <table:table-cell table:number-columns-repeated="16374"/>
        </table:table-row>
        <table:table-row table:style-name="ro1">
          <table:table-cell office:value-type="percentage" office:value="0.093" calcext:value-type="percentage">
            <text:p>9,30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881" calcext:value-type="percentage">
            <text:p>8,81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5" calcext:value-type="percentage">
            <text:p>9,15%</text:p>
          </table:table-cell>
          <table:table-cell office:value-type="percentage" office:value="0.0771" calcext:value-type="percentage">
            <text:p>7,71%</text:p>
          </table:table-cell>
          <table:table-cell office:value-type="percentage" office:value="0.0723" calcext:value-type="percentage">
            <text:p>7,23%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2" calcext:value-type="percentage">
            <text:p>8,52%</text:p>
          </table:table-cell>
          <table:table-cell table:number-columns-repeated="16374"/>
        </table:table-row>
        <table:table-row table:style-name="ro1">
          <table:table-cell office:value-type="percentage" office:value="0.0788" calcext:value-type="percentage">
            <text:p>7,88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66" calcext:value-type="percentage">
            <text:p>8,66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834" calcext:value-type="percentage">
            <text:p>8,34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729" calcext:value-type="percentage">
            <text:p>7,29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41" calcext:value-type="percentage">
            <text:p>8,41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782" calcext:value-type="percentage">
            <text:p>7,82%</text:p>
          </table:table-cell>
          <table:table-cell office:value-type="percentage" office:value="0.0801" calcext:value-type="percentage">
            <text:p>8,01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618" calcext:value-type="percentage">
            <text:p>6,18%</text:p>
          </table:table-cell>
          <table:table-cell table:number-columns-repeated="16374"/>
        </table:table-row>
        <table:table-row table:style-name="ro1">
          <table:table-cell office:value-type="percentage" office:value="0.0821" calcext:value-type="percentage">
            <text:p>8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97" calcext:value-type="percentage">
            <text:p>7,97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46" calcext:value-type="percentage">
            <text:p>7,46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712" calcext:value-type="percentage">
            <text:p>7,12%</text:p>
          </table:table-cell>
          <table:table-cell office:value-type="percentage" office:value="0.0731" calcext:value-type="percentage">
            <text:p>7,31%</text:p>
          </table:table-cell>
          <table:table-cell table:number-columns-repeated="16374"/>
        </table:table-row>
        <table:table-row table:style-name="ro1">
          <table:table-cell office:value-type="percentage" office:value="0.0671" calcext:value-type="percentage">
            <text:p>6,71%</text:p>
          </table:table-cell>
          <table:table-cell office:value-type="percentage" office:value="0.0658" calcext:value-type="percentage">
            <text:p>6,58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749" calcext:value-type="percentage">
            <text:p>7,49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776" calcext:value-type="percentage">
            <text:p>7,76%</text:p>
          </table:table-cell>
          <table:table-cell office:value-type="percentage" office:value="0.0675" calcext:value-type="percentage">
            <text:p>6,75%</text:p>
          </table:table-cell>
          <table:table-cell office:value-type="percentage" office:value="0.0689" calcext:value-type="percentage">
            <text:p>6,89%</text:p>
          </table:table-cell>
          <table:table-cell table:number-columns-repeated="16374"/>
        </table:table-row>
        <table:table-row table:style-name="ro1">
          <table:table-cell office:value-type="percentage" office:value="0.0724" calcext:value-type="percentage">
            <text:p>7,24%</text:p>
          </table:table-cell>
          <table:table-cell office:value-type="percentage" office:value="0.076" calcext:value-type="percentage">
            <text:p>7,60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854" calcext:value-type="percentage">
            <text:p>8,54%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816" calcext:value-type="percentage">
            <text:p>8,16%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758" calcext:value-type="percentage">
            <text:p>7,58%</text:p>
          </table:table-cell>
          <table:table-cell table:number-columns-repeated="16374"/>
        </table:table-row>
        <table:table-row table:style-name="ro1">
          <table:table-cell office:value-type="percentage" office:value="0.0918" calcext:value-type="percentage">
            <text:p>9,18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03" calcext:value-type="percentage">
            <text:p>8,03%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74"/>
        </table:table-row>
        <table:table-row table:style-name="ro1">
          <table:table-cell office:value-type="percentage" office:value="0.0964" calcext:value-type="percentage">
            <text:p>9,64%</text:p>
          </table:table-cell>
          <table:table-cell office:value-type="percentage" office:value="0.0721" calcext:value-type="percentage">
            <text:p>7,21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911" calcext:value-type="percentage">
            <text:p>9,11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x</text:p>
          </table:table-cell>
          <table:table-cell office:value-type="percentage" office:value="0.0755" calcext:value-type="percentage">
            <text:p>7,55%</text:p>
          </table:table-cell>
          <table:table-cell office:value-type="percentage" office:value="0.0781" calcext:value-type="percentage">
            <text:p>7,81%</text:p>
          </table:table-cell>
          <table:table-cell table:number-columns-repeated="16374"/>
        </table:table-row>
        <table:table-row table:style-name="ro1">
          <table:table-cell office:value-type="percentage" office:value="0.0818" calcext:value-type="percentage">
            <text:p>8,18%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47" calcext:value-type="percentage">
            <text:p>8,47%</text:p>
          </table:table-cell>
          <table:table-cell office:value-type="percentage" office:value="0.0715" calcext:value-type="percentage">
            <text:p>7,15%</text:p>
          </table:table-cell>
          <table:table-cell office:value-type="percentage" office:value="0.0765" calcext:value-type="percentage">
            <text:p>7,65%</text:p>
          </table:table-cell>
          <table:table-cell table:number-columns-repeated="16374"/>
        </table:table-row>
        <table:table-row table:style-name="ro3">
          <table:table-cell table:style-name="ce9" table:formula="of:=AVERAGE([.A2:.A11])" office:value-type="percentage" office:value="0.08343" calcext:value-type="percentage">
            <text:p>8,34%</text:p>
          </table:table-cell>
          <table:table-cell table:style-name="ce9" table:formula="of:=AVERAGE([.B2:.B11])" office:value-type="percentage" office:value="0.07631" calcext:value-type="percentage">
            <text:p>7,63%</text:p>
          </table:table-cell>
          <table:table-cell table:style-name="ce9" table:formula="of:=AVERAGE([.C2:.C11])" office:value-type="percentage" office:value="0.0813" calcext:value-type="percentage">
            <text:p>8,13%</text:p>
          </table:table-cell>
          <table:table-cell table:style-name="ce9" table:formula="of:=AVERAGE([.D2:.D11])" office:value-type="percentage" office:value="0.08293" calcext:value-type="percentage">
            <text:p>8,29%</text:p>
          </table:table-cell>
          <table:table-cell table:style-name="ce9" table:formula="of:=AVERAGE([.E2:.E11])" office:value-type="percentage" office:value="0.07988" calcext:value-type="percentage">
            <text:p>7,99%</text:p>
          </table:table-cell>
          <table:table-cell table:style-name="ce9" table:formula="of:=AVERAGE([.F2:.F11])" office:value-type="percentage" office:value="0.07782" calcext:value-type="percentage">
            <text:p>7,78%</text:p>
          </table:table-cell>
          <table:table-cell table:style-name="ce9" table:formula="of:=AVERAGE([.G2:.G11])" office:value-type="percentage" office:value="0.07862" calcext:value-type="percentage">
            <text:p>7,86%</text:p>
          </table:table-cell>
          <table:table-cell table:style-name="ce9" table:formula="of:=AVERAGE([.H2:.H11])" office:value-type="percentage" office:value="0.0788111111111111" calcext:value-type="percentage">
            <text:p>7,88%</text:p>
          </table:table-cell>
          <table:table-cell table:style-name="ce9" table:formula="of:=AVERAGE([.I2:.I11])" office:value-type="percentage" office:value="0.07293" calcext:value-type="percentage">
            <text:p>7,29%</text:p>
          </table:table-cell>
          <table:table-cell table:style-name="ce9" table:formula="of:=AVERAGE([.J2:.J11])" office:value-type="percentage" office:value="0.07498" calcext:value-type="percentage">
            <text:p>7,50%</text:p>
          </table:table-cell>
          <table:table-cell table:style-name="ce9"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37:32.785089727</meta:creation-date>
    <dc:date>2025-03-28T20:20:24.589558645</dc:date>
    <meta:editing-duration>P2DT7H24M44S</meta:editing-duration>
    <meta:editing-cycles>190</meta:editing-cycles>
    <meta:generator>LibreOffice/24.8.5.2$Linux_AARCH64 LibreOffice_project/480$Build-2</meta:generator>
    <meta:document-statistic meta:table-count="4" meta:cell-count="449" meta:object-count="0"/>
  </office:meta>
</office:document-meta>
</file>